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Droid Sans Mono" svg:font-family="'Droid Sans Mono', monospace, monospace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Noto Sans" svg:font-family="'Noto Sans'" style:font-family-generic="system" style:font-pitch="variable"/>
    <style:font-face style:name="StarSymbol" svg:font-family="StarSymbol" style:font-charset="x-symbol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author_28_s_29_">
      <style:text-properties officeooo:paragraph-rsid="00259ff0"/>
    </style:style>
    <style:style style:name="P2" style:family="paragraph" style:parent-style-name="SBC_3a_paragraph">
      <style:text-properties officeooo:rsid="001f9d93" officeooo:paragraph-rsid="001f9d93"/>
    </style:style>
    <style:style style:name="P3" style:family="paragraph" style:parent-style-name="SBC_3a_paragraph">
      <style:text-properties officeooo:paragraph-rsid="00259ff0"/>
    </style:style>
    <style:style style:name="P4" style:family="paragraph" style:parent-style-name="SBC_3a_paragraph">
      <style:text-properties fo:color="#000000" loext:opacity="100%" style:font-name="Times1" fo:font-size="12pt" fo:language="pt" fo:country="BR" fo:font-weight="normal" officeooo:paragraph-rsid="00259ff0" style:font-name-asian="Times New Roman" style:font-size-asian="12pt" style:language-asian="pt" style:country-asian="BR" style:font-name-complex="Times New Roman" style:font-size-complex="10pt"/>
    </style:style>
    <style:style style:name="P5" style:family="paragraph" style:parent-style-name="SBC_3a_paragraph">
      <style:text-properties fo:color="#000000" loext:opacity="100%" style:font-name="Times1" fo:font-size="12pt" fo:language="pt" fo:country="BR" fo:font-weight="bold" officeooo:paragraph-rsid="00259ff0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P6" style:family="paragraph" style:parent-style-name="SBC_3a_paragraph">
      <style:text-properties fo:color="#000000" loext:opacity="100%" style:font-name="Times1" fo:font-size="12pt" fo:language="pt" fo:country="BR" fo:font-weight="bold" officeooo:paragraph-rsid="00262314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P7" style:family="paragraph" style:parent-style-name="SBC_3a_paragraph">
      <style:text-properties officeooo:rsid="00259ff0" officeooo:paragraph-rsid="00259ff0"/>
    </style:style>
    <style:style style:name="P8" style:family="paragraph" style:parent-style-name="SBC_3a_paragraph">
      <style:text-properties fo:font-weight="bold" officeooo:rsid="00259ff0" officeooo:paragraph-rsid="00259ff0" style:font-weight-asian="bold" style:font-weight-complex="bold"/>
    </style:style>
    <style:style style:name="P9" style:family="paragraph" style:parent-style-name="SBC_3a_paragraph_3a_first">
      <style:text-properties officeooo:paragraph-rsid="00259ff0"/>
    </style:style>
    <style:style style:name="P10" style:family="paragraph" style:parent-style-name="SBC_3a_title" style:master-page-name="Standard">
      <style:paragraph-properties style:page-number="auto"/>
      <style:text-properties officeooo:paragraph-rsid="00259ff0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259ff0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Times1" fo:font-size="12pt" fo:language="pt" fo:country="BR" fo:font-weight="normal" officeooo:paragraph-rsid="00259ff0" style:font-name-asian="Times New Roman" style:font-size-asian="12pt" style:language-asian="pt" style:country-asian="BR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Times1" fo:font-size="12pt" fo:language="pt" fo:country="BR" fo:font-weight="bold" officeooo:paragraph-rsid="00259ff0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P14" style:family="paragraph" style:parent-style-name="Standard">
      <style:text-properties fo:color="#000000" loext:opacity="100%" style:font-name="Times1" fo:font-size="12pt" fo:language="pt" fo:country="BR" fo:font-weight="bold" officeooo:paragraph-rsid="00259ff0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1685b"/>
    </style:style>
    <style:style style:name="T4" style:family="text">
      <style:text-properties officeooo:rsid="002439be"/>
    </style:style>
    <style:style style:name="T5" style:family="text">
      <style:text-properties officeooo:rsid="00255f0b"/>
    </style:style>
    <style:style style:name="T6" style:family="text">
      <style:text-properties officeooo:rsid="00259ff0"/>
    </style:style>
    <style:style style:name="T7" style:family="text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8" style:family="text">
      <style:text-properties fo:color="#000000" loext:opacity="100%" style:font-name="Times1" fo:font-size="12pt" fo:language="pt" fo:country="BR" fo:font-weight="normal" officeooo:rsid="00259ff0" style:font-name-asian="Times New Roman" style:font-size-asian="12pt" style:language-asian="pt" style:country-asian="BR" style:font-name-complex="Times New Roman" style:font-size-complex="10pt"/>
    </style:style>
    <style:style style:name="T9" style:family="text">
      <style:text-properties fo:color="#000000" loext:opacity="100%" style:font-name="Times1" fo:font-size="12pt" fo:language="pt" fo:country="BR" fo:font-weight="normal" officeooo:rsid="002439be" style:font-name-asian="Times New Roman" style:font-size-asian="12pt" style:language-asian="pt" style:country-asian="BR" style:font-name-complex="Times New Roman" style:font-size-complex="10pt"/>
    </style:style>
    <style:style style:name="T10" style:family="text">
      <style:text-properties fo:color="#000000" loext:opacity="100%" style:font-name="Times1" fo:font-size="12pt" fo:language="pt" fo:country="BR" fo:font-weight="normal" officeooo:rsid="00255f0b" style:font-name-asian="Times New Roman" style:font-size-asian="12pt" style:language-asian="pt" style:country-asian="BR" style:font-name-complex="Times New Roman" style:font-size-complex="10pt"/>
    </style:style>
    <style:style style:name="T11" style:family="text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2" style:family="text">
      <style:text-properties fo:color="#000000" loext:opacity="100%" style:font-name="Times1" fo:font-size="12pt" fo:language="pt" fo:country="BR" fo:font-weight="normal" officeooo:rsid="00259ff0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3" style:family="text">
      <style:text-properties fo:color="#000000" loext:opacity="100%" style:font-name="Times1" fo:font-size="12pt" fo:language="pt" fo:country="BR" style:font-name-asian="Times New Roman" style:font-size-asian="12pt" style:language-asian="pt" style:country-asian="BR" style:font-name-complex="Times New Roman" style:font-size-complex="10pt"/>
    </style:style>
    <style:style style:name="T14" style:family="text">
      <style:text-properties fo:color="#000000" loext:opacity="100%" style:font-name="Times1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5" style:family="text">
      <style:text-properties fo:color="#000000" loext:opacity="100%" style:font-name="Times1" fo:font-size="12pt" fo:language="pt" fo:country="BR" fo:font-weight="bold" officeooo:rsid="002439be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6" style:family="text">
      <style:text-properties fo:color="#000000" loext:opacity="100%" style:font-name="Times1" fo:font-size="12pt" fo:language="pt" fo:country="BR" fo:font-weight="bold" officeooo:rsid="00259ff0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7" style:family="text">
      <style:text-properties fo:color="#000000" loext:opacity="100%" fo:font-size="12pt" fo:language="pt" fo:country="BR" fo:font-weight="normal" style:font-size-asian="12pt" style:language-asian="pt" style:country-asian="BR" style:font-size-complex="10pt"/>
    </style:style>
    <style:style style:name="T18" style:family="text">
      <style:text-properties fo:color="#000000" loext:opacity="100%" fo:font-size="12pt" fo:language="pt" fo:country="BR" fo:font-weight="normal" style:font-size-asian="12pt" style:language-asian="pt" style:country-asian="BR" style:font-weight-asian="bold" style:font-size-complex="10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62314"/>
    </style:style>
    <style:style style:name="T22" style:family="text">
      <style:text-properties style:font-name="Times1" fo:font-weight="normal" style:font-name-asian="Times New Roman" style:font-weight-asian="normal" style:font-name-complex="Times New Roma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I</text:span>mplementacao de <text:span text:style-name="T3">F</text:span>ractal de Mandelbrot em <text:span text:style-name="T3">C </text:span>e <text:span text:style-name="T3">P</text:span>ython</text:p>
      <text:p text:style-name="P1"><text:span text:style-name="T3">Eduardo S. Porto, </text:span><text:span text:style-name="T21">Miguel Carraro</text:span></text:p>
      <text:p text:style-name="P9">A aplicação implementa o fractal de Mandelbrot, com a lógica de cálculo escrita em C e a interface de usuário desenvolvida em Python.</text:p>
      <text:p text:style-name="P3"><text:span text:style-name="T7">A integração entre as duas linguagens é realizada através da biblioteca </text:span><text:span text:style-name="Source_20_Text"><text:span text:style-name="T17">ctypes</text:span></text:span><text:span text:style-name="T7"> do Python.</text:span></text:p>
      <text:p text:style-name="P3"><text:span text:style-name="T8">Para a utilização do “ctypes” o programa C é copilado como uma bibilioteca compartilhada. </text:span><text:span text:style-name="T9">Para copilar o codigo </text:span><text:span text:style-name="T8">desta maneira os parametros </text:span><text:span text:style-name="T16">s</text:span><text:span text:style-name="T15">hared</text:span><text:span text:style-name="T9"> e </text:span><text:span text:style-name="T16">-fPIC</text:span><text:span text:style-name="T9"> </text:span><text:span text:style-name="T8">são associados a copilação pelo GCC. Pyhton carrega esta bibilioteca utilizando </text:span><text:span text:style-name="T14">ctypes.CDLL('./fractal_mandel.so')</text:span><text:span text:style-name="T12">.</text:span></text:p>
      <text:p text:style-name="P3"><text:span text:style-name="T7">O programa Python cria um array com as dimensões especificadas (largura e altura) e o tipo de dados “</text:span><text:span text:style-name="Source_20_Text"><text:span text:style-name="T7">float64”</text:span></text:span><text:span text:style-name="T7">, que é equivalente ao tipo “</text:span><text:span text:style-name="Source_20_Text"><text:span text:style-name="T7">double”</text:span></text:span><text:span text:style-name="T7"> em C. </text:span></text:p>
      <text:p text:style-name="P5">result = np.zeros((colum, line), dtype=np.float64)</text:p>
      <text:p text:style-name="P6"><text:span text:style-name="T20">O array NumPy é convertido em um ponteiro de </text:span><text:span text:style-name="Source_20_Text"><text:span text:style-name="T22">“double”</text:span></text:span><text:span text:style-name="T20"> para ser compatível com o código C:</text:span></text:p>
      <text:p text:style-name="P6">result_ptr = result.ctypes.data_as(ctypes.POINTER(ctypes.c_double))</text:p>
      <text:p text:style-name="P7"><text:span text:style-name="T7">A função </text:span><text:span text:style-name="Source_20_Text"><text:span text:style-name="T17">mandelbrot</text:span></text:span><text:span text:style-name="T7"> na biblioteca C é chamada a partir do Python, passando os parâmetros necessários e o ponteiro para o array:</text:span></text:p>
      <text:p text:style-name="P8"><text:span text:style-name="T13">loaded_library.mandelbrot(line, colum, limit_of_iterations, result_ptr)</text:span></text:p>
      <text:p text:style-name="P7"><text:span text:style-name="T7"/></text:p>
      <text:p text:style-name="P4">O programa python invoca a função o programa em <text:span text:style-name="T6">C</text:span>.</text:p>
      <text:p text:style-name="P4"><text:span text:style-name="T19">fractal = mandelbrot_c_program(line, colum, limit_of_iterations)</text:span></text:p>
      <text:p text:style-name="P7">Que acessa a capacidade de performance do programa em C.</text:p>
      <text:p text:style-name="P14"><text:span text:style-name="T20"><text:tab/>Cria um array com largura e altura especificadas, preenchido com zeros, do tipo float64 (equivalente a double em C)</text:span></text:p>
      <text:p text:style-name="P13"><text:tab/>result = np.zeros((colum, line), dtype=np.float64)</text:p>
      <text:p text:style-name="P12"><text:tab/>Converte o array numpy para um ponteiro de double em C usando ctypes</text:p>
      <text:p text:style-name="P13"><text:tab/>result_ptr = result.ctypes.data_as(ctypes.POINTER(ctypes.c_double))</text:p>
      <text:p text:style-name="P12"><text:tab/>Chama a função 'mandelbrot' na biblioteca C, passando os parâmetros e o ponteiro para o array</text:p>
      <text:p text:style-name="P11"><text:span text:style-name="T14"><text:tab/>loaded_library.main(line, colum, limit_of_iterations, result_pt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Droid Sans Mono" svg:font-family="'Droid Sans Mono', monospace, monospace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Noto Sans" svg:font-family="'Noto Sans'" style:font-family-generic="system" style:font-pitch="variable"/>
    <style:font-face style:name="StarSymbol" svg:font-family="StarSymbol" style:font-charset="x-symbol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in" fo:margin-bottom="0.1575in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in" fo:margin-right="0in" fo:margin-top="0.25in" fo:margin-bottom="0in" style:contextual-spacing="false" fo:orphans="2" fo:widows="2" fo:text-indent="0in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in" fo:margin-right="0in" fo:margin-top="0.1665in" fo:margin-bottom="0in" style:contextual-spacing="false" fo:text-indent="0in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in" fo:margin-right="0in" fo:margin-top="0.1665in" fo:margin-bottom="0in" style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1654in" fo:margin-bottom="0in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1654in" fo:margin-bottom="0in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0.49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0827in" fo:margin-bottom="0in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3154in" fo:margin-right="0.3154in" fo:margin-top="0.0827in" fo:margin-bottom="0.0827in" style:contextual-spacing="false" fo:text-align="center" style:justify-single-word="false" fo:orphans="2" fo:widows="2" fo:text-indent="0in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1654in" fo:margin-bottom="0in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1654in" fo:margin-bottom="0in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1654in" fo:margin-bottom="0in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1654in" fo:margin-bottom="0in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0783in" fo:margin-bottom="0in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in" fo:margin-right="0in" fo:text-align="justify" style:justify-single-word="false" fo:text-indent="0in" style:auto-text-indent="false" style:page-number="auto" text:number-lines="true" text:line-number="1">
        <style:tab-stops>
          <style:tab-stop style:position="0in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1965in" fo:margin-right="0in" fo:margin-top="0.0429in" fo:margin-bottom="0in" style:contextual-spacing="false" fo:text-indent="-0.1965in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0827in" fo:margin-bottom="0.0827in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min-label-width="0.2953in"/>
      </text:outline-level-style>
      <text:outline-level-style text:level="2" loext:num-list-format="%1%.%2%." style:num-suffix="." style:num-format="1" text:display-levels="2">
        <style:list-level-properties text:min-label-width="0.3937in"/>
      </text:outline-level-style>
      <text:outline-level-style text:level="3" loext:num-list-format="%1%.%2%.%3%." style:num-suffix="." style:num-format="1" text:display-levels="3">
        <style:list-level-properties text:min-label-width="0.4925in"/>
      </text:outline-level-style>
      <text:outline-level-style text:level="4" loext:num-list-format="%1%.%2%.%3%.%4%." style:num-suffix="." style:num-format="1" text:display-levels="4">
        <style:list-level-properties text:min-label-width="0.6in"/>
      </text:outline-level-style>
      <text:outline-level-style text:level="5" loext:num-list-format="%1%.%2%.%3%.%4%.%5%." style:num-suffix="." style:num-format="1" text:display-levels="5">
        <style:list-level-properties text:min-label-width="0.7in"/>
      </text:outline-level-style>
      <text:outline-level-style text:level="6" loext:num-list-format="%1%.%2%.%3%.%4%.%5%.%6%." style:num-suffix="." style:num-format="1" text:display-levels="6">
        <style:list-level-properties text:min-label-width="0.8in"/>
      </text:outline-level-style>
      <text:outline-level-style text:level="7" loext:num-list-format="%1%.%2%.%3%.%4%.%5%.%6%.%7%." style:num-suffix="." style:num-format="1" text:display-levels="7">
        <style:list-level-properties text:min-label-width="0.9in"/>
      </text:outline-level-style>
      <text:outline-level-style text:level="8" loext:num-list-format="%1%.%2%.%3%.%4%.%5%.%6%.%7%.%8%." style:num-suffix="." style:num-format="1" text:display-levels="8">
        <style:list-level-properties text:min-label-width="1in"/>
      </text:outline-level-style>
      <text:outline-level-style text:level="9" loext:num-list-format="%1%.%2%.%3%.%4%.%5%.%6%.%7%.%8%.%9%." style:num-suffix="." style:num-format="1" text:display-levels="9">
        <style:list-level-properties text:min-label-width="1.1in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0.4921in" text:min-label-width="0.2953in"/>
      </text:list-level-style-number>
      <text:list-level-style-number text:level="2" text:style-name="Zeichenformat" loext:num-list-format="%2%." style:num-suffix="." style:num-format="1">
        <style:list-level-properties text:space-before="1.2799in" text:min-label-width="0.2953in"/>
      </text:list-level-style-number>
      <text:list-level-style-number text:level="3" text:style-name="Zeichenformat" loext:num-list-format="%3%." style:num-suffix="." style:num-format="1">
        <style:list-level-properties text:space-before="2.0673in" text:min-label-width="0.2953in"/>
      </text:list-level-style-number>
      <text:list-level-style-number text:level="4" text:style-name="Zeichenformat" loext:num-list-format="%4%." style:num-suffix="." style:num-format="1">
        <style:list-level-properties text:space-before="2.8547in" text:min-label-width="0.2953in"/>
      </text:list-level-style-number>
      <text:list-level-style-number text:level="5" text:style-name="Zeichenformat" loext:num-list-format="%5%." style:num-suffix="." style:num-format="1">
        <style:list-level-properties text:space-before="3.6421in" text:min-label-width="0.2953in"/>
      </text:list-level-style-number>
      <text:list-level-style-number text:level="6" text:style-name="Zeichenformat" loext:num-list-format="%6%." style:num-suffix="." style:num-format="1">
        <style:list-level-properties text:space-before="4.4299in" text:min-label-width="0.2953in"/>
      </text:list-level-style-number>
      <text:list-level-style-number text:level="7" text:style-name="Zeichenformat" loext:num-list-format="%7%." style:num-suffix="." style:num-format="1">
        <style:list-level-properties text:space-before="5.2173in" text:min-label-width="0.2953in"/>
      </text:list-level-style-number>
      <text:list-level-style-number text:level="8" text:style-name="Zeichenformat" loext:num-list-format="%8%." style:num-suffix="." style:num-format="1">
        <style:list-level-properties text:space-before="6.0047in" text:min-label-width="0.2953in"/>
      </text:list-level-style-number>
      <text:list-level-style-number text:level="9" text:style-name="Zeichenformat" loext:num-list-format="%9%." style:num-suffix="." style:num-format="1">
        <style:list-level-properties text:space-before="6.7921in" text:min-label-width="0.2953in"/>
      </text:list-level-style-number>
      <text:list-level-style-number text:level="10" text:style-name="Zeichenformat" loext:num-list-format="%10%." style:num-suffix="." style:num-format="1">
        <style:list-level-properties text:space-before="7.5799in" text:min-label-width="0.2953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2d8b6f6026b598cd2a4e950b3dd6402235a394d4</meta:generator>
    <meta:creation-date>2010-08-03T10:11:27.48</meta:creation-date>
    <dc:language>pt-BR</dc:language>
    <meta:editing-cycles>8</meta:editing-cycles>
    <meta:editing-duration>PT1H3M16S</meta:editing-duration>
    <dc:date>2024-08-04T15:52:21.156865084</dc:date>
    <meta:document-statistic meta:table-count="0" meta:image-count="0" meta:object-count="0" meta:page-count="1" meta:paragraph-count="20" meta:word-count="251" meta:character-count="1766" meta:non-whitespace-character-count="1528"/>
    <meta:user-defined meta:name="Info 1"/>
    <meta:user-defined meta:name="Info 2"/>
    <meta:user-defined meta:name="Info 3"/>
    <meta:user-defined meta:name="Info 4"/>
  </office:meta>
</office:document-meta>
</file>